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rection="ltr" style:rotation-angle="90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direction="ltr" style:rotation-angle="90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direction="ltr" style:rotation-angle="90" style:vertical-align="to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3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1"/>
        </table:table-row>
        <table:table-row table:style-name="ro2">
          <table:table-cell table:style-name="ce1"/>
          <table:table-cell table:style-name="ce3"/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1" table:number-columns-repeated="1005"/>
        </table:table-row>
        <table:table-row table:style-name="ro1">
          <table:table-cell/>
          <table:table-cell table:style-name="Default"/>
          <table:table-cell table:number-columns-repeated="13"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grid size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/>
          <table:table-cell office:value-type="float" office:value="13.6" calcext:value-type="float">
            <text:p>13.6</text:p>
          </table:table-cell>
          <table:table-cell table:formula="of:=[.Q7]/[.$R$3]" office:value-type="float" office:value="10.4615384615385" calcext:value-type="float">
            <text:p>10.4615384615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6.09" calcext:value-type="float">
            <text:p>16.09</text:p>
          </table:table-cell>
          <table:table-cell table:formula="of:=[.Q8]/[.$R$3]" office:value-type="float" office:value="12.3769230769231" calcext:value-type="float">
            <text:p>12.3769230769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4.4" calcext:value-type="float">
            <text:p>4.4</text:p>
          </table:table-cell>
          <table:table-cell table:formula="of:=[.Q9]/[.$R$3]" office:value-type="float" office:value="3.38461538461538" calcext:value-type="float">
            <text:p>3.3846153846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30.6" calcext:value-type="float">
            <text:p>30.6</text:p>
          </table:table-cell>
          <table:table-cell table:formula="of:=[.Q10]/[.$R$3]" office:value-type="float" office:value="23.5384615384615" calcext:value-type="float">
            <text:p>23.5384615385</text:p>
          </table:table-cell>
          <table:table-cell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[.Q11]/[.$R$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[.Q12]/[.$R$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4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2:36:11.383277848</meta:creation-date>
    <dc:date>2017-06-04T23:31:18.682332389</dc:date>
    <meta:editing-duration>PT51M47S</meta:editing-duration>
    <meta:editing-cycles>11</meta:editing-cycles>
    <meta:generator>LibreOffice/4.2.8.2$Linux_X86_64 LibreOffice_project/420m0$Build-2</meta:generator>
    <meta:document-statistic meta:table-count="1" meta:cell-count="364" meta:object-count="0"/>
  </office:meta>
</office:document-meta>
</file>